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34.86pt"/>
    </style:style>
    <style:style style:name="co4" style:family="table-column">
      <style:table-column-properties fo:break-before="auto" style:column-width="120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Gallons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Gallons/min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Cu-in/rev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Cu-in/Cu-in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Gal/Gal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-in/gal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formula="of:=2^32" office:value-type="float" office:value="4294967296" calcext:value-type="float">
            <text:p>4294967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Steps/sec</text:p>
          </table:table-cell>
          <table:table-cell table:formula="of:=[.C3]/60 * [.C8] / [.C4] * [.C7]" office:value-type="float" office:value="1050" calcext:value-type="float">
            <text:p>1050</text:p>
          </table:table-cell>
          <table:table-cell office:value-type="string" calcext:value-type="string">
            <text:p>Steps/Rev = (mGPM/60) * (mCu-in/gal) / (mGal/Gal) / (mCu-in/rev) * (Steps/Rev)</text:p>
          </table:table-cell>
          <table:table-cell office:value-type="string" calcext:value-type="string">
            <text:p>Total Steps/Sec Stackup</text:p>
          </table:table-cell>
          <table:table-cell table:formula="of:=[.C3] * [.C8]" office:value-type="float" office:value="346500" calcext:value-type="float">
            <text:p>346500</text:p>
          </table:table-cell>
          <table:table-cell office:value-type="string" calcext:value-type="string">
            <text:p>Steps/Rev = mGPM * Cu-in/gal * Steps/rev / mCu-in/rev / 60</text:p>
          </table:table-cell>
        </table:table-row>
        <table:table-row table:style-name="ro1">
          <table:table-cell/>
          <table:table-cell office:value-type="string" calcext:value-type="string">
            <text:p>Total Steps</text:p>
          </table:table-cell>
          <table:table-cell table:formula="of:= [.C2] * [.C8] / [.C4] * [.C7]" office:value-type="float" office:value="42000" calcext:value-type="float">
            <text:p>42000</text:p>
          </table:table-cell>
          <table:table-cell office:value-type="string" calcext:value-type="string">
            <text:p>Steps = (mGal) / (mGal/Gal) * (mCu-in/gal) / (mCu-in/rev) * (Steps/rev)</text:p>
          </table:table-cell>
          <table:table-cell/>
          <table:table-cell table:formula="of:=[.F12]*[.C7]" office:value-type="float" office:value="69300000" calcext:value-type="float">
            <text:p>69300000</text:p>
          </table:table-cell>
          <table:table-cell/>
        </table:table-row>
        <table:table-row table:style-name="ro1">
          <table:table-cell table:number-columns-repeated="5"/>
          <table:table-cell table:formula="of:=[.F13]/[.C4]" office:value-type="float" office:value="63000" calcext:value-type="float">
            <text:p>63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/sec Blue</text:p>
          </table:table-cell>
          <table:table-cell table:formula="of:=ROUNDDOWN([.C12]*[.C10]/([.C10]+100))" office:value-type="float" office:value="601" calcext:value-type="float">
            <text:p>601</text:p>
          </table:table-cell>
          <table:table-cell table:number-columns-repeated="2"/>
          <table:table-cell table:formula="of:=[.F14]/60" office:value-type="float" office:value="1050" calcext:value-type="float">
            <text:p>10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/sec Red</text:p>
          </table:table-cell>
          <table:table-cell table:formula="of:=ROUNDDOWN([.C12]*100/([.C10]+100))"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Steps/Sec</text:p>
          </table:table-cell>
          <table:table-cell table:formula="of:=[.C15]+[.C16]"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eps Blue</text:p>
          </table:table-cell>
          <table:table-cell table:formula="of:=[.C13]*[.C10]/([.C10]+100)" office:value-type="float" office:value="24051.282051282" calcext:value-type="float">
            <text:p>24051.282051282</text:p>
          </table:table-cell>
          <table:table-cell/>
          <table:table-cell office:value-type="string" calcext:value-type="string">
            <text:p>Total Steps Stackup</text:p>
          </table:table-cell>
          <table:table-cell table:formula="of:=[.C2]*[.C8]" office:value-type="float" office:value="231000" calcext:value-type="float">
            <text:p>231000</text:p>
          </table:table-cell>
          <table:table-cell office:value-type="string" calcext:value-type="string">
            <text:p>Steps = mGal * Cu-in/gal * Steps/rev / mCu-in/rev</text:p>
          </table:table-cell>
        </table:table-row>
        <table:table-row table:style-name="ro1">
          <table:table-cell/>
          <table:table-cell office:value-type="string" calcext:value-type="string">
            <text:p>Steps Red</text:p>
          </table:table-cell>
          <table:table-cell table:formula="of:=[.C13]*100/([.C10]+100)" office:value-type="float" office:value="17948.717948718" calcext:value-type="float">
            <text:p>17948.717948718</text:p>
          </table:table-cell>
          <table:table-cell table:number-columns-repeated="2"/>
          <table:table-cell table:formula="of:=[.F19]*400" office:value-type="float" office:value="92400000" calcext:value-type="float">
            <text:p>924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Steps</text:p>
          </table:table-cell>
          <table:table-cell table:formula="of:=[.C19]+[.C20]" office:value-type="float" office:value="42000" calcext:value-type="float">
            <text:p>42000</text:p>
          </table:table-cell>
          <table:table-cell table:number-columns-repeated="2"/>
          <table:table-cell table:formula="of:=[.F20]/[.C4]" office:value-type="float" office:value="84000" calcext:value-type="float">
            <text:p>84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Frequency Blue</text:p>
          </table:table-cell>
          <table:table-cell table:formula="of:=1/[.C15]" office:value-type="float" office:value="0.00166389351081531" calcext:value-type="float">
            <text:p>0.00166389351081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]*1000" office:value-type="float" office:value="1.66389351081531" calcext:value-type="float">
            <text:p>1.66389351081531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]*1000" office:value-type="float" office:value="1663.89351081531" calcext:value-type="float">
            <text:p>1663.89351081531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equency Red</text:p>
          </table:table-cell>
          <table:table-cell table:formula="of:=1/[.C16]" office:value-type="float" office:value="0.00223214285714286" calcext:value-type="float">
            <text:p>0.00223214285714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]*1000" office:value-type="float" office:value="2.23214285714286" calcext:value-type="float">
            <text:p>2.23214285714286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]*1000" office:value-type="float" office:value="2232.14285714286" calcext:value-type="float">
            <text:p>2232.14285714286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 Blue</text:p>
          </table:table-cell>
          <table:table-cell table:formula="of:=[.C19]/[.C15]" office:value-type="float" office:value="40.0187721319169" calcext:value-type="float">
            <text:p>40.01877213191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 Red</text:p>
          </table:table-cell>
          <table:table-cell table:formula="of:=[.C20]/[.C16]" office:value-type="float" office:value="40.0641025641026" calcext:value-type="float">
            <text:p>40.064102564102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PM Blue</text:p>
          </table:table-cell>
          <table:table-cell table:formula="of:=[.C15]/[.C7]*60" office:value-type="float" office:value="180.3" calcext:value-type="float">
            <text:p>180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PM Red</text:p>
          </table:table-cell>
          <table:table-cell table:formula="of:=[.C16]/[.C7]*60" office:value-type="float" office:value="134.4" calcext:value-type="float">
            <text:p>134.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ctual RPM Blue</text:p>
          </table:table-cell>
          <table:table-cell office:value-type="float" office:value="161.7" calcext:value-type="float">
            <text:p>161.7</text:p>
          </table:table-cell>
          <table:table-cell table:style-name="ce2" table:formula="of:=([.C37]-[.C34])/[.C34]" office:value-type="percentage" office:value="-0.103161397670549" calcext:value-type="percentage">
            <text:p>-10.32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ual RPM Red</text:p>
          </table:table-cell>
          <table:table-cell office:value-type="float" office:value="122.6" calcext:value-type="float">
            <text:p>122.6</text:p>
          </table:table-cell>
          <table:table-cell table:style-name="ce2" table:formula="of:=([.C38]-[.C35])/[.C35]" office:value-type="percentage" office:value="-0.0877976190476191" calcext:value-type="percentage">
            <text:p>-8.78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formula="of:=[.C37]/[.C38]" office:value-type="float" office:value="1.3189233278956" calcext:value-type="float">
            <text:p>1.318923327895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4:40:02.2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7-06T17:29:37.221000000</dc:date>
    <meta:editing-duration>PT23H29M17S</meta:editing-duration>
    <meta:editing-cycles>11</meta:editing-cycles>
    <meta:document-statistic meta:table-count="1" meta:cell-count="76" meta:object-count="0"/>
  </office:meta>
</office:document-meta>
</file>